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81.5pt"/>
    </style:style>
    <style:style style:name="co9" style:family="table-column">
      <style:table-column-properties fo:break-before="auto" style:column-width="40.76pt"/>
    </style:style>
    <style:style style:name="co10" style:family="table-column">
      <style:table-column-properties fo:break-before="auto" style:column-width="22.71pt"/>
    </style:style>
    <style:style style:name="co11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base-cell-address="'August 15'.B1">
          <table:error-message table:message-type="stop" table:display="true"/>
        </table:content-validation>
        <table:content-validation table:name="val7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8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9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00.63" calcext:value-type="float">
            <text:p>700.6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01.12" calcext:value-type="float">
            <text:p>101.12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0.24" calcext:value-type="float">
            <text:p>20.2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0.26" calcext:value-type="float">
            <text:p>30.26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1.93" calcext:value-type="float">
            <text:p>1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.95" calcext:value-type="float">
            <text:p>0.95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3.06" calcext:value-type="float">
            <text:p>3.0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9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1" table:number-columns-repeated="2" table:default-cell-style-name="Default"/>
        <table:table-column table:style-name="co1" table:default-cell-style-name="ce70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6" office:value-type="string" calcext:value-type="string">
            <text:p>Tag</text:p>
          </table:table-cell>
          <table:table-cell table:style-name="ce68" table:content-validation-name="val6" office:value-type="string" calcext:value-type="string">
            <text:p>Artikel</text:p>
          </table:table-cell>
          <table:table-cell table:style-name="ce68" table:content-validation-name="val6" office:value-type="string" calcext:value-type="string">
            <text:p>Preis</text:p>
          </table:table-cell>
          <table:table-cell table:style-name="ce69" table:content-validation-name="val6" office:value-type="string" calcext:value-type="string">
            <text:p>Kategorie</text:p>
          </table:table-cell>
          <table:table-cell table:style-name="ce71" table:content-validation-name="val6" table:number-columns-repeated="1020"/>
        </table:table-row>
        <table:table-row table:style-name="ro1">
          <table:table-cell table:content-validation-name="val7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6" office:value-type="float" office:value="6.7" calcext:value-type="float">
            <text:p>6.7</text:p>
          </table:table-cell>
          <table:table-cell table:content-validation-name="val8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7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6" office:value-type="float" office:value="1.5" calcext:value-type="float">
            <text:p>1.5</text:p>
          </table:table-cell>
          <table:table-cell table:content-validation-name="val8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2.32" calcext:value-type="float">
            <text:p>12.32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2.32" calcext:value-type="float">
            <text:p>12.32</text:p>
          </table:table-cell>
          <table:table-cell table:number-columns-repeated="1014"/>
        </table:table-row>
        <table:table-row table:style-name="ro1">
          <table:table-cell table:content-validation-name="val7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6" office:value-type="float" office:value="0.39" calcext:value-type="float">
            <text:p>0.39</text:p>
          </table:table-cell>
          <table:table-cell table:content-validation-name="val8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6" office:value-type="float" office:value="1.59" calcext:value-type="float">
            <text:p>1.59</text:p>
          </table:table-cell>
          <table:table-cell table:content-validation-name="val8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6" office:value-type="float" office:value="0.55" calcext:value-type="float">
            <text:p>0.55</text:p>
          </table:table-cell>
          <table:table-cell table:content-validation-name="val8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6" office:value-type="float" office:value="1.59" calcext:value-type="float">
            <text:p>1.59</text:p>
          </table:table-cell>
          <table:table-cell table:content-validation-name="val8" office:value-type="string" calcext:value-type="string">
            <text:p>Sonstiges</text:p>
          </table:table-cell>
          <table:table-cell/>
          <table:table-cell table:style-name="ce72" table:content-validation-name="val9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Ausgehen</text:p>
          </table:table-cell>
          <table:table-cell table:formula="of:=SUMIF([.D2:.D65546];&quot;Ausgehen&quot;;[.C2:.C65546])" office:value-type="float" office:value="1.5" calcext:value-type="float">
            <text:p>1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2.53" calcext:value-type="float">
            <text:p>2.53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Sonstiges</text:p>
          </table:table-cell>
          <table:table-cell table:formula="of:=SUMIF([.D2:.D65546];&quot;Sonstiges&quot;;[.C2:.C65546])" office:value-type="float" office:value="1.59" calcext:value-type="float">
            <text:p>1.59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Tabak</text:p>
          </table:table-cell>
          <table:table-cell table:formula="of:=SUMIF([.D2:.D65546];&quot;Tabak&quot;;[.C2:.C65546])" office:value-type="float" office:value="6.7" calcext:value-type="float">
            <text:p>6.7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/>
          <table:table-cell table:style-name="ce72" table:content-validation-name="val9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2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1020"/>
        </table:table-row>
        <table:table-row table:style-name="ro1">
          <table:table-cell table:content-validation-name="val7"/>
          <table:table-cell/>
          <table:table-cell table:content-validation-name="val6"/>
          <table:table-cell table:content-validation-name="val8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237">
          <table:sort>
            <table:sort-by table:field-number="0" table:data-type="automatic"/>
          </table:sort>
        </table:database-range>
        <table:database-range table:name="__Anonymous_Sheet_DB__3" table:target-range-address="'August 15'.A2:'August 15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14:33:57.938701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8-01T16:19:25.927232196</dc:date>
    <meta:editing-duration>PT9H1S</meta:editing-duration>
    <meta:editing-cycles>59</meta:editing-cycles>
    <meta:generator>LibreOffice/4.4.4.3$Linux_x86 LibreOffice_project/40m0$Build-3</meta:generator>
    <meta:document-statistic meta:table-count="4" meta:cell-count="24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2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3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